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ubroutines &amp; References</text:p>
            <text:p><text:span text:style-name="T1">Hands 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 your Morse Code converter to a subroutine.</text:p>
                <text:list>
                  <text:list-item>
                    <text:p>Accepts a string of clear-text.</text:p>
                  </text:list-item>
                  <text:list-item>
                    <text:p>Returns an array of strings of Morse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king Change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Adapt previously-written change making code as follows:</text:p>
                <text:list>
                  <text:list-item>
                    <text:p>Encapsulate it in a subroutine.</text:p>
                  </text:list-item>
                  <text:list-item>
                    <text:p>Parameters</text:p>
                    <text:list>
                      <text:list-item>
                        <text:p>Scalar containing dollar amount.</text:p>
                      </text:list-item>
                      <text:list-item>
                        <text:p>Array Ref containing available denominations.</text:p>
                      </text:list-item>
                    </text:list>
                  </text:list-item>
                  <text:list-item>
                    <text:p>Return value</text:p>
                    <text:list>
                      <text:list-item>
                        <text:p>Scalar value of original dollar amount passed in.</text:p>
                      </text:list-item>
                      <text:list-item>
                        <text:p>Hash ref of denomination =&gt; quantity pairs.</text:p>
                      </text:list-item>
                    </text:list>
                  </text:list-item>
                  <text:list-item>
                    <text:p>Call it 5 times in a loop with different dollar amou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ceptio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y your change-making subroutine to thrown an exception (die) if the denomination range is not given in descending or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5:47:18.550019543</meta:creation-date>
    <dc:date>2014-07-09T15:42:05.910652052</dc:date>
    <meta:editing-duration>P0D</meta:editing-duration>
    <meta:editing-cycles>3</meta:editing-cycles>
    <meta:generator>LibreOffice/4.2.4.2$Linux_X86_64 LibreOffice_project/420m0$Build-2</meta:generator>
    <meta:document-statistic meta:object-count="36"/>
  </office:meta>
</office:document-meta>
</file>